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05/10/2021 – 2° Lezione</text:p>
      <text:p text:style-name="Standard"/>
      <text:p text:style-name="Standard">Continuiamo l'escursus su Python. Vediamo i tipi di dato di Python (primitivi). Ma Python non ha tipi di dato! Oh no. Python non è tipato, o meglio, è debolmente tipato. Ogni variabile ha il suo tipo, ma non deve essere dichiarato. Di fatto è impossibile avere un linguaggio non tipato. I tipi ci sono sempre, ma possono essere impliciti.</text:p>
      <text:p text:style-name="Standard">Staticamente tipato: si risolvono i tipi staticamente. Il compilatore può dire, durante la compilazione, il tipo di ogni entità all'interno del programma.</text:p>
      <text:p text:style-name="Standard">Dinamicamente tipato: si risolvono i tipi durante l'esecuzione del programma, dinamicamente.</text:p>
      <text:p text:style-name="Standard">Fortemente tipato (strong): se decidiamo che una variabile debba avere un tipo, questo rimane. Non c'è un meccanismo di modifica del tipo. Non è il caso di Java, tipo posso passare da int a float. Nemmeno è il caso di C con le union.</text:p>
      <text:p text:style-name="Standard">Debolmente tipato (weakly): le variabili possono passare da un tipo all'altro.</text:p>
      <text:p text:style-name="Standard">Python è debolmente tipato. Non è la variabile a definire il tipo. La variabile è semplicemente un nome che do a un valore. Inoltre, tutto in Python è un oggetto. Tipo, 1 è un oggetto di tipo intero.</text:p>
      <text:p text:style-name="Standard">Concetto di Object Identity. </text:p>
      <text:p text:style-name="Standard"/>
      <text:p text:style-name="Standard">6</text:p>
      <text:p text:style-name="Standard">Vediamo i tipi strutturati, tipo la lista. Una lista in python è una serie di informazioni eterogenee di lunghezza indefinita. Se aggiunto un elemento a una lista creo una nuova lista di fatto.</text:p>
      <text:p text:style-name="Standard"/>
      <text:p text:style-name="Standard">7</text:p>
      <text:p text:style-name="Standard">Operatore di slicing: “:” (due punti). Mi permette di avere uno sottolista.</text:p>
      <text:p text:style-name="Standard"/>
      <text:p text:style-name="Standard">11</text:p>
      <text:p text:style-name="Standard">Le tuple sono degli oggetti immutabile, e sono come delle liste, ma si comportano da insiemi. La tupla che vantaggi ha? Che ha sempre la stessa dimensione, e questo ci può aiutare in alcuni casi, come quando voglio avere un numero finito di chiavi per un dizionario.</text:p>
      <text:p text:style-name="Standard"/>
      <text:p text:style-name="Standard">12</text:p>
      <text:p text:style-name="Standard">Con le tuple possiamo avere più valori di ritorno in una funzione, perché di fatto quello che sto ritornando è una tupla (che sì, contiene robe, ma è una tupla).</text:p>
      <text:p text:style-name="Standard"/>
      <text:p text:style-name="Standard">13</text:p>
      <text:p text:style-name="Standard">Poi ci sono gli insiemi veri e propri, rappresentati da parentesi graffe { }. Sono disordinati e senza duplicati. Solitamente per passare da un tipo all'altro si usa il costruttore relativo al nuovo tipo di dato che vogliamo.</text:p>
      <text:p text:style-name="Standard"/>
      <text:p text:style-name="Standard">14</text:p>
      <text:p text:style-name="Standard">Sugli insiemi possiamo fare aggiunta di oggetti, unione, intersezione, differenza simmetrica, se è un sottoinsieme o sovrainsieme...</text:p>
      <text:p text:style-name="Standard"/>
      <text:p text:style-name="Standard">15</text:p>
      <text:p text:style-name="Standard">I dizionari sono invece insiemi di coppie chiave-valore (le hash-table di Java).</text:p>
      <text:p text:style-name="Standard"/>
      <text:p text:style-name="Standard">18</text:p>
      <text:p text:style-name="Standard">Stringhe: sequenza di caratteri unicode. Sono vere e proprie liste, quindi tutte le operazioni che si potevano fare con le liste si possono fare anche in questo caso.</text:p>
      <text:p text:style-name="Standard"/>
      <text:p text:style-name="Standard">21</text:p>
      <text:p text:style-name="Standard">Poi ci sono i Byte che per il Professore non servono a molto. Oggetti Byte sono immutabili, array di byte possono mutare invece.</text:p>
      <text:p text:style-name="Standard"><text:soft-page-break/></text:p>
      <text:p text:style-name="Standard">22</text:p>
      <text:p text:style-name="Standard">Ricorsione. Quando una funzione è definita mediante se stessa. Fa schifo perché si riempie lo stack. <text:s/>Ci permette di definire algoritmi per induzione, ed è un meccanismo matematico. Python non supporta la ricorsione in coda (?), che poteva essere un modo per risolvere l'inefficienza della ricorsione. Quindi si può pensare di passare a un approccio iterativo. Il codice è più efficiente ma più brutto/meno leggibile. Inoltre Python non permette di ricorrere più di 1000 volte (O-o). Questo limite comunque lo possiamo togliere, ma vedremo poi come fare.</text:p>
      <text:p text:style-name="Standard">Il calcolo del fattoriale, ad esempio, aveva bisogno di calcolare il valore della chiamata ricorsiva per poter terminare un frame. Quindi il problema sono i valori intermedi.</text:p>
      <text:p text:style-name="Standard"/>
      <text:p text:style-name="Standard"/>
      <text:p text:style-name="Standard">11/10/2021 – 3° Lezione</text:p>
      <text:p text:style-name="Standard"/>
      <text:p text:style-name="Standard">2</text:p>
      <text:p text:style-name="Standard">Cosa fa questo codice?</text:p>
      <text:p text:style-name="Standard">“os” ci dà accesso a tutte le syscall di sistema, tra cui quelle di accedere al file system (anche “sys” è un modulo importante).</text:p>
      <text:p text:style-name="Standard"/>
      <text:p text:style-name="Standard">Oggi parleremo di “Comprehensions” (rudimenti di programmazione funzionale). In italiano si chiamano “Definizioni Intensionali”</text:p>
      <text:p text:style-name="Standard">“Qualsiasi X appartenente a N” =&gt; definizione intensionale di un insieme, non estensionale (0,1,2,3,...). Le Comprehension sono algoritmi che ci permettono di descrivere gli elementi di un insieme senza elencarli tutti.</text:p>
      <text:p text:style-name="Standard">Posso avere una definizione intensionale per una lista, dizionario, insieme...</text:p>
      <text:p text:style-name="Standard"/>
      <text:p text:style-name="Standard">3</text:p>
      <text:p text:style-name="Standard">es:</text:p>
      <text:p text:style-name="Standard">Ogni x compresa tra 1 e 10 = elem for elem in range(1,11).</text:p>
      <text:p text:style-name="Standard">I primi 10 numeri pari = elem*2 for elem in range(1,11).</text:p>
      <text:p text:style-name="Standard">Le prime 10 coppie (n,n^2) = elem:elem**2 for elem in range(1,10)</text:p>
      <text:p text:style-name="Standard"/>
      <text:p text:style-name="Standard">4</text:p>
      <text:p text:style-name="Standard">Possiamo anche mettere dei filtri esattamente come in matematica.</text:p>
      <text:p text:style-name="Standard">Tutti i quadrati perfetti da 1 a 100 = elem for elem in range(1,101) if (int(elem**.5))**2 == elem</text:p>
      <text:p text:style-name="Standard"/>
      <text:p text:style-name="Standard">[Tunk/Lazy evaluation per descrivere insiemi infiniti (?)] In un tunk abbiamo una coppia fatta da un elemento e dalla funzione che ci permette di trovare l'elemento successivo. Non ci sono infiniti elementi, ma una funzione che mi dà l'elemento successivo.</text:p>
      <text:p text:style-name="Standard"/>
      <text:p text:style-name="Standard">Tunk che fornisce numeri primi e boh → possibile tema d'esame</text:p>
      <text:p text:style-name="Standard"/>
      <text:p text:style-name="Standard">5</text:p>
      <text:p text:style-name="Standard">posso allora selezionare più di un valore con la comprehension. Non ha senso prendere appunti oggi, quindi guardati le slide please.</text:p>
      <text:p text:style-name="Standard">L'ultimo esempio dà il prodotto cartesiano perché {} è un insieme!</text:p>
      <text:p text:style-name="Standard"/>
      <text:p text:style-name="Standard">[ISDIR è del modulo os]</text:p>
      <text:p text:style-name="Standard">l'esame sarà in python ma su linux. Documentazione disponibile tramite zil (???)</text:p>
      <text:p text:style-name="Standard">ZEAL (yeah)</text:p>
      <text:p text:style-name="Standard"/>
      <text:p text:style-name="Standard"/>
      <text:p text:style-name="Standard"><text:soft-page-break/>18/10/2021 – 5° Lezione (la 4° era esercitazione)</text:p>
      <text:p text:style-name="Standard"/>
      <text:p text:style-name="Standard">Tra il 40 e il 60% degli studenti droppano tra il primo e il secondo anno. Informazione molto utile.</text:p>
      <text:p text:style-name="Standard">(Farlo funzionale è diverso dal farlo con un for. Usa le lambda!) (L'esame dura 4 ORE e ha due esercizi, a quanto ha detto).</text:p>
      <text:p text:style-name="Standard">(Parziale TSP → inizio dicembre)</text:p>
      <text:p text:style-name="Standard"><text:s/></text:p>
      <text:p text:style-name="Standard">Programmazione funzionale in Python. Ci turberà molto questa cosa. Che cos'è la programmazione funzionale?</text:p>
      <text:p text:style-name="Standard">Finora abbiamo fatto programmazione imperativa (C, un po' con JAVA), a oggetti (JAVA, GM...). Ma cos'è che caratterizza questi due approcci?</text:p>
      <text:p text:style-name="Standard">Programmazione imperativa: un tempo programmazione strutturata, ha come elemento caratteristico il fatto che ci sia un algoritmo, qualcosa che guida la computazione. C'è un control flow composto da if e altri costrutti che ci permettono di strutturare il nostro programma. Passo dopo passo si arriva a un certo punto.</text:p>
      <text:p text:style-name="Standard">Programmazione a oggetti: si prende il dato come elemento centrale, se ne costruiscono attorno classi che caratterizziamo con tante cose, e poi mettiamo questi dati nel control flow di prima.</text:p>
      <text:p text:style-name="Standard">In entrambi i casi il concetto di STATO è importante.</text:p>
      <text:p text:style-name="Standard">Quindi approccio funzionale? Caratterizzato da immutabilità, dichiaratività, ma soprattutto le funzioni. Data flow eravamo prima, ora simao funzione flow. Gli elementi strutturali qui sono le funzioni, tutto si fa mediante funzioni. Qua non c'è il control flow, e tipo l'if si usa poco, solo per la ricorsione. Non abbiamo stato. Dato Input, fissato Output. Questo almeno nel funzionale puro. Non c'è for o while ma c'è la ricorsione. Si segue un modello matematico insomma. Le funzioni hanno Dom e Codom, non hanno uno stato, possiamo usare solo la ricorsione (induzione) per ciclare, etc.. Il passo ricorsivo è il passo induttivo. Siccome storicamente il Lisp è stato il primo linguaggio funzionale, la sua caratteristica era quella di avere dati da processare liste, e ancora oggi è abbastanza così. Python ovviamente non ha un paradigma funzionale puro, ma in quelli puri si cerca di evitare il più possibile “effetti collaterali”, ovvero, ancora, STATO.</text:p>
      <text:p text:style-name="Standard">L'idea di fondo è di usare concetti a noi noti come quelli matematici (funzioni). Cerchiamo di rendere più naturale pensare in maniera funzionale che non imperativa. E in teoria con questo approccio dovrebbe essere più facile dimostrare la correttezza di un programma. Se c'è un errore nel calcolo di una funzione, l'errore è SICURAMENTE in quella funzione.</text:p>
      <text:p text:style-name="Standard"/>
      <text:p text:style-name="Standard">Python è <text:span text:style-name="T1">un linguaggio di scripting</text:span><text:span text:style-name="T2">. Normalmente si usa in maniera imperativa, un po' di meno in modo OO. Il suo lato funzionale è un po' più presente. Uno dei paradigmi di programmazione funzionale più usati è quello [[Map, Filter e]]. I data scientist devono prendere un sacco di dati e trasformarli, filtrarli e ordinarli (page ranking). Queste tre funzionalità sono il perno della programmazione funzionale.</text:span></text:p>
      <text:p text:style-name="P1">Map(): applicare una funzione a una sequenza.</text:p>
      <text:p text:style-name="P1">map(function, [lista comprehension di argomenti a cui applicare singolarmente la function])</text:p>
      <text:p text:style-name="P1">(restituisce un iteratore del risultato, che è una forma compatta ma ci obbliga a trasformarlo ulteriormente attraverso, per dire, list()).</text:p>
      <text:p text:style-name="P1">Filter(): estrae da una lista gli elementi che rispettano una funzione.</text:p>
      <text:p text:style-name="P1">Def odd(x): return (x%2 != 0)</text:p>
      <text:p text:style-name="P1">filter(odd, range(1,30))</text:p>
      <text:p text:style-name="P1">(anche questa restituisce un iteratore)</text:p>
      <text:p text:style-name="P1">Reduce: riduce la lista a un singolo elemento deciso dalla funzione.</text:p>
      <text:p text:style-name="P1">Def sum(x,y): return x+y</text:p>
      <text:p text:style-name="P1">functools.reduce(sum, range(1000)).</text:p>
      <text:p text:style-name="Standard"/>
      <text:p text:style-name="Standard">Vogliamo scrivere in modo completamente funzionale un programma python. Quindi niente While, For, niente sequenze... if al minimo...</text:p>
      <text:p text:style-name="Standard"><text:soft-page-break/>alla slide 4 è implementato un if then else in maniera funzionale.</text:p>
      <text:p text:style-name="Standard"/>
      <text:p text:style-name="Standard">5</text:p>
      <text:p text:style-name="Standard">Introduciamo le lambda. Sono funzioni anonime che prendono il nome dal lambda-calcolo (dichiarazione di una funzione senza nome). L'idea è quindi quella di avere una funzione così com'è in ogni contesto senza averle dato un nome. </text:p>
      <text:p text:style-name="Standard">Lamda &lt;args&gt;: &lt;una espressione su args&gt;</text:p>
      <text:p text:style-name="Standard">Può essere usata come zucchero sintattico nelle tre funzioni di prima.</text:p>
      <text:p text:style-name="Standard"/>
      <text:p text:style-name="Standard">6</text:p>
      <text:p text:style-name="Standard">prova a fare l'ultima funzione come una lambda (che ha dentro l'altra lambda).</text:p>
      <text:p text:style-name="Standard"/>
      <text:p text:style-name="Standard">7</text:p>
      <text:p text:style-name="Standard">Caso successivo: eliminazione della sequenza. Ovvero eliminare l'esecuzione di due pezzi di codice uno di seguito all'altro su due linee diverse. Come si implementa la sequenza in una cosa funzionale?</text:p>
      <text:p text:style-name="Standard">Prendo ogni riga di codice e la faccio diventare una lambda (magari a 0 o 1 argomento), e metto queste lambda in una lista. Poi applico la map().</text:p>
      <text:p text:style-name="Standard">Si tratta di un buon pattern di programmazione. L'esercizio delle temperature alla fine definiva una lista di funzioni che usavo sistematicamente su NON HO CAPITO AAAAA guarda la soluzione di quell'esercizio.</text:p>
      <text:p text:style-name="Standard">Comunque l'idea è che così facendo scrivo meno codice.</text:p>
      <text:p text:style-name="Standard">Python è semplice come linguaggio e ha pochi concetti, ed è flessibile. Si può fare tutto, basta sapere come.</text:p>
      <text:p text:style-name="Standard"/>
      <text:p text:style-name="Standard">8</text:p>
      <text:p text:style-name="Standard">Ora eliminiamo i while. Però abbiamo dei vincoli, per esempio non possiamo usare gli input. Alla slide 8 c'è l'implementazione, molto interessante.</text:p>
      <text:p text:style-name="Standard"/>
      <text:p text:style-name="Standard">9</text:p>
      <text:p text:style-name="Standard">Perché tutto questo? Per eliminare i side effects. Assegnare uno stato a qualcosa è la principale fonte di bug in un programma. Infatti in questi casi l'errore è legato a un assegnamento che si verifica chissà quando. Però la programmazione funzionale non è sempre banale.</text:p>
      <text:p text:style-name="Standard">La comprehension è più veloce di una map().</text:p>
      <text:p text:style-name="Standard"/>
      <text:p text:style-name="Standard">10</text:p>
      <text:p text:style-name="Standard">Le comprehension possono facilmente rimpiazzare la map e la filter.</text:p>
      <text:p text:style-name="Standard"/>
      <text:p text:style-name="Standard"/>
      <text:p text:style-name="Standard">19/10/2021 – 5° Lezione</text:p>
      <text:p text:style-name="Standard"/>
      <text:p text:style-name="Standard">1</text:p>
      <text:p text:style-name="Standard">Il nostro problema è il seguente: vogliamo trasformare le parole inglese singolari in parole plurali, ma il modo in cui si fa dipende da come finisce la parola.</text:p>
      <text:p text:style-name="Standard"/>
      <text:p text:style-name="Standard">3</text:p>
      <text:p text:style-name="Standard">Cosa sone le Regular Expression? Sono un meccanismo per descrivere un pattern per mathcare successivamente una stringa o un valore. Il . Rappresenta un carattere qualunque ma non una newline. EH?????</text:p>
      <text:p text:style-name="Standard"/>
      <text:p text:style-name="Standard">6</text:p>
      <text:p text:style-name="Standard">La closure è una factory, una funzione che mi permette di fabbricare altre funzioni (non solo <text:soft-page-break/>funzioni).</text:p>
      <text:p text:style-name="Standard"/>
      <text:p text:style-name="Standard">8</text:p>
      <text:p text:style-name="Standard">Ci sono poi i generatori. Generano dati. È il primo passo per una struttura dati infinita, e me ne fornisce uno alla volta. Come una comprehension che però mi genera un dato alla volta. La parola chiave è yield. La yield è come una return ma con memoria. Io faccio al return, ma quando richiamo la funzione rientro nel punto in cui sono uscito la volta scorsa.</text:p>
      <text:p text:style-name="Standard"/>
      <text:p text:style-name="Standard"/>
      <text:p text:style-name="Standard">25/10/2021 – 6° Lezione</text:p>
      <text:p text:style-name="Standard"/>
      <text:p text:style-name="Standard">2</text:p>
      <text:p text:style-name="Standard">Python è dinamicamente tipato. Ovvero, non dobbiamo esplicitare il tipo del dato. In Python, la variabile è un'etichetta che associamo ai dati. Ma nel caso di a=42, non diciamo che a è un intero. </text:p>
      <text:p text:style-name="Standard"/>
      <text:p text:style-name="Standard">3-4</text:p>
      <text:p text:style-name="Standard">a = 42. Viene creato un oggetto che rappresenta il valore 42. Gli oggetti vengono allocati in memoria. Poi creo un nome, una variabile a, se non esiste già. Si tratta di un puntatore (implicito) (tipo i puntatori di C) che mi permette di accedere all'indirizzo di memoria di 42. Quindi “a” può puntare a un intero, a una Stringa, a un float... etc. Tanto è un riferimento, non mi interessa ciò a cui punta. Insomma, i nomi non hanno un tipo. Usiamo i nomi per indicare un particolare oggetto della memoria. <text:span text:style-name="T1">Gli oggetti, tuttavia, conoscono il loro tipo</text:span><text:span text:style-name="T2">.</text:span></text:p>
      <text:p text:style-name="P1"/>
      <text:p text:style-name="P1">5</text:p>
      <text:p text:style-name="P1">Cosa succede all'oggetto riferito quando la variabile viene riassegnata? Siamo in presenza di riferimenti. Pertanto, se un oggetto non ha un riferimento, viene perso. E si attiva il garbage collector. Questo sia quando un oggetto non è riferito né da un nome né da un oggetto. Il vantaggio sta nel non avere memory leaks.</text:p>
      <text:p text:style-name="P1"/>
      <text:p text:style-name="P1">6</text:p>
      <text:p text:style-name="P1">Quindi, sia a che b puntano allo stesso 42. Poi cambio a con “spam”. 42 però è ancora in memoria, perché è riferito da b. “a” invece, da ora in poi, punterà a “spam”.</text:p>
      <text:p text:style-name="P1">a = [1,2,3]</text:p>
      <text:p text:style-name="P1">b = a</text:p>
      <text:p text:style-name="P1">b[1] = “spam”</text:p>
      <text:p text:style-name="P1">ora sia b che a sono [1, “spam”, 3]</text:p>
      <text:p text:style-name="P1">Wut?</text:p>
      <text:p text:style-name="P1">Ma ci sono eccezioni a questa regola.</text:p>
      <text:p text:style-name="P1"/>
      <text:p text:style-name="P1">7</text:p>
      <text:p text:style-name="P1">Abbiamo due meccanismi per fare la equality. == va a vedere il contenuto, “is” va a vedere la object identity. Come con Java, “content equality” vs “object equality”. </text:p>
      <text:p text:style-name="P1">Ci sono però casi molto strani...</text:p>
      <text:p text:style-name="P1">X=42</text:p>
      <text:p text:style-name="P1">Y=42</text:p>
      <text:p text:style-name="P1">X==Y, X is Y</text:p>
      <text:p text:style-name="P1">(True, True)</text:p>
      <text:p text:style-name="P1">funziona così perché i numeri sono singleton. Tutti i numeri sono singoletti, nel senso che vengono istanziati all'inizio del programma, e quando qualcuno ne ha bisogno gli passiamo tale intero. </text:p>
      <text:p text:style-name="P1"/>
      <text:p text:style-name="P1">8</text:p>
      <text:p text:style-name="Standard"><text:span text:style-name="T2">Gli argomenti sono passati, nelle funzioni, by value. Le liste però sono passate by reference, cioè se </text:span><text:soft-page-break/><text:span text:style-name="T2">in una funzione modifico il contenuto di una lista, quella cambia anche fuori dalla funzione. Se però la lista la passo come L[:], questo non succede (passato by value).</text:span></text:p>
      <text:p text:style-name="Standard"/>
      <text:p text:style-name="Standard">9</text:p>
      <text:p text:style-name="Standard">Valutazione parziale o lazying. Python non la supporta.</text:p>
      <text:p text:style-name="Standard"/>
      <text:p text:style-name="Standard"/>
      <text:p text:style-name="Standard">02/11/2021 – 7° Lezione</text:p>
      <text:p text:style-name="Standard">Object-Oriented Programming in Python.</text:p>
      <text:p text:style-name="Standard">Python non è un linguaggio object-oriented. Però supporta qualcosa di object-orientation. Più che altro è object-based (tutto è un oggetto). </text:p>
      <text:p text:style-name="Standard"/>
      <text:p text:style-name="Standard">3</text:p>
      <text:p text:style-name="Standard">ci sono tre concetti fondamentali che caratterizzano i linguaggi OO.</text:p>
      <text:list xml:id="list6269499603655487392" text:style-name="L1">
        <text:list-item>
          <text:p text:style-name="P3">ci devono essere gli oggetti, che hanno una vita tutta loro. Sono dati che forniscono operazioni per manipolarli e che hanno uno stato in un certo momento del tempo.</text:p>
        </text:list-item>
        <text:list-item>
          <text:p text:style-name="P3">Classi, ovvero “template” che ci permettono di dare una descrizione dell'oggetto. Questo ci garantisce che ogni istanza della stessa classe avrà un comportamento analogo.</text:p>
        </text:list-item>
        <text:list-item>
          <text:p text:style-name="P3">Ereditarietà, ovvero posso creare classi partendo da un'altra classe. Posso creare una gerarchia volendo. Ci possono essere diversi tipi di ereditarietà, tipo quella singola e quella multipla. Un linguaggio OO ha tutte e tre queste caratteristiche.</text:p>
        </text:list-item>
      </text:list>
      <text:p text:style-name="Standard">Cosa manca a Python? Ebbene, le classi normalmente sono il punto di partenza degli oggetti. Però, una volta dichiarate, quelle sono. A tempo di esecuzione non cambiano. Ma qui possono cambiare. </text:p>
      <text:p text:style-name="Standard"/>
      <text:p text:style-name="Standard">4</text:p>
      <text:p text:style-name="Standard">Python quindi è object-based, anche se possiede l'ereditarietà. Si può inoltre fare data abstraction. Una data abstraction è un oggetto il cui stato è accessibile solo mediante le sue operazioni. È un concetto legato all'information hiding ovviamente. Posso cambiare l'implementazione interna, ma per chi mi usa dall'esterno non cambia nulla. La delegazione invece è un meccanismo usato per delegare la responsabilità dell'effettuare un'operazione a uno o più antenati. </text:p>
      <text:p text:style-name="Standard"/>
      <text:p text:style-name="Standard">5</text:p>
      <text:p text:style-name="Standard">un solo costruttore. Se tra gli argomenti di un metodo metto self allora è un metodo d'istanza, altrimenti è un metodo statico. Nel costruttore posso definire attributi dell'oggetto. In Python però non ho mai un posto dove dichiaro i campi/attributi che userò. Un oggetto avrà degli attributi solo quando gli assegno un valore, indipendentemente da dove lo faccio. (anche JS funziona così). La classe è praticamente un prototipo, poi a un oggetto può succedere di tutto.</text:p>
      <text:p text:style-name="Standard">Self._attribute: il _ fa capire al compilatore che tale attributo è privato. L'insieme delle informazioni di una classe sta in un dizionario (campi, metodi...). È bene però che ogni attributo che vogliamo ci sia, sia definito nel costruttore. </text:p>
      <text:p text:style-name="Standard">Quello che mettiamo prima del punto diventa il self del metodo chiamato.</text:p>
      <text:p text:style-name="Standard"/>
      <text:p text:style-name="Standard">6</text:p>
      <text:p text:style-name="Standard">alcune classi possono essere astratte. Con “pass” vado a dire che non implemento qui il metodo. </text:p>
      <text:p text:style-name="Standard"/>
      <text:p text:style-name="Standard">8</text:p>
      <text:p text:style-name="Standard">funziona uguale perché c'è una roba chiamata duck typing. Ovvero: se starnazzi come un'anatra, voli come un'anatra, allora sei un'anatra. Cioè python si basa sulla fiducia: sono ottimista, i tipi che mi servono sono lì, me li dai di sicuro. </text:p>
      <text:p text:style-name="Standard"/>
      <text:p text:style-name="Standard">9</text:p>
      <text:p text:style-name="Standard">le classi qua sono solo un punto di partenza. Servono per dire quali sono i metodi, ma poi ogni <text:soft-page-break/>oggetto evolve per i fatti suoi. Oggetti diversi avranno grosse differenze. Non c'è il late binding, solo duck typing.</text:p>
      <text:p text:style-name="Standard">__ = privato</text:p>
      <text:p text:style-name="Standard"/>
      <text:p text:style-name="Standard"/>
      <text:p text:style-name="Standard">08/11/2021 – 8° Lezione</text:p>
      <text:p text:style-name="Standard"/>
      <text:p text:style-name="Standard"/>
      <text:p text:style-name="Standard">Chiamare Python un linguaggio object oriented è una bestemmia. Vediamo perché.</text:p>
      <text:p text:style-name="Standard"/>
      <text:p text:style-name="Standard">2</text:p>
      <text:p text:style-name="Standard">Per ogni nuova istanza di una data classe posso definire nuovi attributi che esistono solo per quella istanza, non per le altre. Però, se dichiaro un nuovo attributo per una classe dinamicamente, come se fosse un attributo statico, quell'attributo me lo ritrovo in tutte le istanze della classe.</text:p>
      <text:p text:style-name="Standard"/>
      <text:p text:style-name="Standard">3</text:p>
      <text:p text:style-name="Standard">Ogni oggetti di una classe avrà un attributo __dict__ che è un dizionario che di dice tutti gli attributi che possiamo trovare nell'oggetto in questione. Però in Python tutto è un oggetto.</text:p>
      <text:p text:style-name="Standard">class_attribute: attributi che posso trovare in ogni istanza della classe (perché è un attributo definito nella classe staticamente)</text:p>
      <text:p text:style-name="Standard">instance_attribute: attributi che posso trovare solo in una specifica istanza di una classe (perché definisco tale attributo a runtime per una specifica istanza di una classe).</text:p>
      <text:p text:style-name="Standard"/>
      <text:p text:style-name="Standard">4</text:p>
      <text:p text:style-name="Standard">Le dichiarazioni di classi sono eseguibili in Python.</text:p>
      <text:p text:style-name="Standard">Il field “class attribute” non è caratterizzato da un self, cioè da una istanza. È una roba che trovo in tutte le istanze.</text:p>
      <text:p text:style-name="Standard">Nel caso specifico di “f” invece, c'è il self di mezzo che rompe le scatole. “f” è una funzione con legato un self → ciò trasforma la funzione in un metodo.</text:p>
      <text:p text:style-name="Standard"/>
      <text:p text:style-name="Standard">5</text:p>
      <text:p text:style-name="Standard">Esiste un protocollo con cui interagiamo con gli elementi definiti all'interno di una classe. Avremo un protocollo per tutto, specialmente per la get, set e delete. Tale protocollo è chiamato descrittore.</text:p>
      <text:p text:style-name="Standard"/>
      <text:p text:style-name="Standard">9</text:p>
      <text:p text:style-name="Standard">Questi metodi vengono chiamati magic methods.</text:p>
      <text:p text:style-name="Standard">I metodi magici sono metodi di classe (quelli con __). Se provo ad associare una nuova funzione a questi metodi tramite una istanza, fallirò miseramente. </text:p>
      <text:p text:style-name="Standard"/>
      <text:p text:style-name="Standard"/>
      <text:p text:style-name="Standard">15/11/2021 – 9° Lezione</text:p>
      <text:p text:style-name="Standard"/>
      <text:p text:style-name="Standard"/>
      <text:p text:style-name="Standard">Parte finale sulla OO in python. Facciamo gli iteratori. (Iterator pattern dei design pattern). Si tratta di un meccanismo atto ad implementare strutture dati infinite. Non davvero, certo, si tratta di un'implementazione lazy, in quanto andiamo a creare nuovi elementi on-demand. Un generatore, invece, è la controparte funzionale di un iteratore, che si trova in una classe (ha un protocollo tutto suo).</text:p>
      <text:p text:style-name="Standard"/>
      <text:p text:style-name="Standard">2</text:p>
      <text:p text:style-name="Standard">Nei generatori avevamo la yield che era il punto di uscita del generatore che ci dava il prossimo valore. In questo caso abbiamo però un protocollo ben definito.</text:p>
      <text:p text:style-name="Standard"><text:soft-page-break/>__iter__ deve restituire l'iteratore inizializzato.</text:p>
      <text:p text:style-name="Standard">Col for chiamo indirettamente la __next__. L'eccezione alnciata dalla __next__viene presa dal for che termina il ciclo.</text:p>
      <text:p text:style-name="Standard"/>
      <text:p text:style-name="Standard">3</text:p>
      <text:p text:style-name="Standard">Pluralize rivista.</text:p>
      <text:p text:style-name="Standard"/>
      <text:p text:style-name="Standard">6</text:p>
      <text:p text:style-name="Standard">la nostra translate funziona con gli ordinali (posizione, nella sequenza ascii, dei nostri caratteri).</text:p>
      <text:p text:style-name="Standard"/>
      <text:p text:style-name="Standard">9</text:p>
      <text:p text:style-name="Standard">eval: esegue una stringa come un pezzo di codice. L'eval può accedere alle variabili definite nel nostro ambiente.</text:p>
      <text:p text:style-name="Standard"/>
      <text:p text:style-name="Standard"/>
      <text:p text:style-name="Standard">16/11/2021 – 10° lezione</text:p>
      <text:p text:style-name="Standard"/>
      <text:p text:style-name="Standard">Oggi vediamo come gestisce i moduli python, per tutte quelle volte in cui vogliamo avere programmi più complesse. In python, un file è un modulo, cioè un contenitore di variabili, funzioni, classi...</text:p>
      <text:p text:style-name="Standard">Esiste import ma anche import as</text:p>
      <text:p text:style-name="Standard">imp.reload “nome” ricarica un modulo precedentemente importato. </text:p>
      <text:p text:style-name="Standard"/>
      <text:p text:style-name="Standard">3</text:p>
      <text:p text:style-name="Standard">in molti linguaggi, l'import la vede il compilatore. È una cosa dichierativa. In C, #include obbliga C a prendere il file definito e sostituirlo a quella riga. Im<text:span text:style-name="T3">port, comunque, qui è uno statement. Possiamo definirlo dove ci pare insomma, non solo all'inizio.</text:span></text:p>
      <text:p text:style-name="P2">Quindi, ad un import si va a controllare se c'è un file chiamato .pyc col nome di quel modulo. Questo testimonia il fatto che tale file è già stato importato almeno una volta.</text:p>
      <text:p text:style-name="P2">Quando compilo, eseguo il codice che sta nel modulo. </text:p>
      <text:p text:style-name="Standard"/>
      <text:p text:style-name="Standard">Anche il modulo è un oggetto. Tutto è un oggetto in Python.</text:p>
      <text:p text:style-name="Standard">5</text:p>
      <text:p text:style-name="Standard">Fare di nuovo l'import non funziona perché per lui l'import di simple è già stata fatta, abbiamo già in memoria quel modulo.</text:p>
      <text:p text:style-name="Standard"/>
      <text:p text:style-name="Standard">From small import x, y</text:p>
      <text:p text:style-name="Standard">importo solo x e y, small non esiste. </text:p>
      <text:p text:style-name="Standard"/>
      <text:p text:style-name="Standard"/>
      <text:p text:style-name="Standard">22/11/2021 – 10° Lezione</text:p>
      <text:p text:style-name="Standard"/>
      <text:p text:style-name="Standard">oggi impareremo a estendere classi in maniera silenziosa, per aumentare la separazione dei concerns. L'obiettivo è di aggiungere funzionalità importanti al codice di una classe. Il codice può esplodere se si aggiungono tutte queste funzionalità, e quindi potrebbe diventare poco riusabile. Vogliamo evitare ciò.</text:p>
      <text:p text:style-name="Standard"/>
      <text:p text:style-name="Standard">Ci sono tre approcci per fare ciò:</text:p>
      <text:p text:style-name="Standard">-properties</text:p>
      <text:p text:style-name="Standard">-protocollo descrittori</text:p>
      <text:p text:style-name="Standard">-operator overloading</text:p>
      <text:p text:style-name="Standard"/>
      <text:p text:style-name="Standard"><text:soft-page-break/>Property: una property è un tipo di dato che va a definire le operazioni fondamentali su un campo. Nel nostro caso sono la lettura, la scrittura, e la delete. </text:p>
      <text:p text:style-name="Standard"/>
      <text:p text:style-name="Standard">Amount è una property, cioè un insieme di funzioni che descrivono come un oggetto viene trattato.</text:p>
      <text:p text:style-name="Standard"/>
      <text:p text:style-name="Standard">__getattribute__ è eseguita SEMPRE quando si accede a un attributo, mentre __getattr__ solo la prima volta. </text:p>
      <text:p text:style-name="Standard"/>
      <text:p text:style-name="Standard">__getattribute__: se vuoi associare un valore e poi restituirlo, agisci direttamente sul dizionario della classe per evitare loop infiniti. </text:p>
      <text:p text:style-name="Standard"/>
      <text:p text:style-name="Standard">Esercitazione 3.4: sono magic methods.</text:p>
      <text:p text:style-name="Standard"/>
      <text:p text:style-name="Standard">23/11/2021 – 11° Lezione</text:p>
      <text:p text:style-name="Standard"/>
      <text:p text:style-name="Standard">Continuiamo la disamina sul come estendere silenziosamente le classi. Oggi vedremo i decoratori. Sono una specie di Wrapper, che permettono di generare una funzione o comunque qualcosa di enhanced, aggiungendo funzionalità. Quindi, si tratta di un meccanismo per specificare codice aggiuntivo per classi e funzioni. I decoratori hanno la forma di oggetti chiamabili the processano altri oggetti chiamabili. Abbiamo function e class decorator (dipende dal tipo dell'oggetto decoratore, NON quello decorato).</text:p>
      <text:p text:style-name="Standard"/>
      <text:p text:style-name="Standard">3</text:p>
      <text:p text:style-name="Standard">vediamoli.</text:p>
      <text:p text:style-name="Standard">Quello a destra è comunque un function decorator. </text:p>
      <text:p text:style-name="Standard"/>
      <text:p text:style-name="Standard">8</text:p>
      <text:p text:style-name="Standard">come passare argomenti al decoratore.</text:p>
      <text:p text:style-name="Standard"/>
      <text:p text:style-name="Standard"/>
      <text:p text:style-name="Standard">29/11/2021 – 12° Lezione</text:p>
      <text:p text:style-name="Standard"/>
      <text:p text:style-name="Standard">Ultima lezione di teoria. Metaclasses – how to silently extend classes (Part 3).</text:p>
      <text:p text:style-name="Standard">Forse è il meccanismo più potente (o forse lo sono i decoratori?). Cosa sono le metaclassi? È una keyword di Python, innanzitutto. Si tratta di un meccanismo per avere controllo, ad alto livello, di come una classe viene creata e come poi funzionerà. Possiamo dunque intercettare la creazione della classe per aumentarne le funzionalità. Per fare ciò abbiamo una API per aggiungere cose alla classe. La differenza rispetto ai decoratori è che questi facevano un rebinding, ovvero la classe o funzione decorata veniva sostituita dal decoratore effettivo. Con le metaclassi questo non accade più, perché diciamo come la classe deve essere riscritta. Per farlo, aggiungiamo del codice al momento dell'esecuzione della classe.</text:p>
      <text:p text:style-name="Standard">Ogni trasformazione è fatta sulla classe, non sull'istanza.</text:p>
      <text:p text:style-name="Standard"/>
      <text:p text:style-name="Standard">Esiste una gerarchia di ereditarietà nelle classi. Le classi sono oggetti. Se chiedo il type di una classe risalendo i tipi, arriverò a dire che tutto è istanza di type. La gerarchia è finita perché a type ci si ferma. Le metaclassi sono sottoclassi di type, dove type è una classe che genera classi definite dall'utente. I Class Objects sono istanze della classe type o di un sottotipo. Tutto è un oggetto, e esiste un template iniziale che lo descrive, ovvero una classe. Gli Instance Objects, invece, sono generati a partire da una classe. Posso creare una classe con:</text:p>
      <text:p text:style-name="Standard">class = type(classname, superclasses, attributedict).</text:p>
      <text:p text:style-name="Standard">Oggetti di type definiscono i metodi __call__, __new__ (per creare class objects) e __init__ (per creare istanze della classe). Di solito si ha che call chiama new che chiama init.</text:p>
      <text:p text:style-name="Standard"><text:soft-page-break/></text:p>
      <text:p text:style-name="Standard">La metaclasse ci permette di definire come trasformare una classe già descritta.</text:p>
      <text:p text:style-name="Standard">Class Spam(metaclass = Meta): dice che questa classe ha Meta come metaclasse. Le metaclassi sono sottotipi di type, e va fatto l'override (se lo si vuole) di __new__, __init__ e __call__.</text:p>
      <text:p text:style-name="Standard"/>
      <text:p text:style-name="Standard">Definire una metaclasse per una classe è diverso da sottoclassare. Ciò che è dichiarato da una metaclasse è ereditato dalle sotoclassi, e gli attributi di una metaclasse non è ereditato da istanze della classe.</text:p>
      <text:p text:style-name="Standard"/>
      <text:p text:style-name="Standard">Qui io mantengo il nome, con i decorators no.</text:p>
      <text:p text:style-name="Standard">Le sottoclassi di una classe che ha una metaclasse ereditano il fatto di avere quella metaclasse. </text:p>
      <text:p text:style-name="Standard"/>
      <text:p text:style-name="Standard">Una classe non può avere due metaclassi (per or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La Greca</meta:initial-creator>
    <meta:creation-date>2021-10-05T11:19:59.28</meta:creation-date>
    <dc:date>2021-11-29T15:46:27.86</dc:date>
    <dc:creator>Alessio La Greca</dc:creator>
    <meta:editing-duration>PT12H57M28S</meta:editing-duration>
    <meta:editing-cycles>237</meta:editing-cycles>
    <meta:generator>OpenOffice/4.1.10$Win32 OpenOffice.org_project/4110m2$Build-9807</meta:generator>
    <meta:document-statistic meta:table-count="0" meta:image-count="0" meta:object-count="0" meta:page-count="10" meta:paragraph-count="227" meta:word-count="3867" meta:character-count="23654"/>
  </office:meta>
</office:document-meta>
</file>